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4.226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ong Strid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reduces movement penality over terrai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 table:style-name="ce12" table:number-columns-repeated="3"/>
          <table:table-cell table:style-name="ce13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hadow Magic</text:p>
          </table:table-cell>
          <table:table-cell table:style-name="ce7" office:value-type="string">
            <text:p>Shadow Combat</text:p>
          </table:table-cell>
          <table:table-cell table:style-name="ce11"/>
          <table:table-cell table:style-name="ce11" office:value-type="string">
            <text:p>Sustained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"/>
          <table:table-cell table:style-name="ce14" office:value-type="string">
            <text:p>adds melee damage for the cost of some mana/hits</text:p>
          </table:table-cell>
          <table:table-cell table:style-name="ce14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table:style-name="ce21" office:value-type="string">
            <text:p>Hide in Plain Sight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Trap Disarm</text:p>
          </table:table-cell>
          <table:table-cell table:style-name="ce22" office:value-type="string">
            <text:p>Evasion</text:p>
          </table:table-cell>
          <table:table-cell office:value-type="string">
            <text:p>Long Stride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style-name="ce21" office:value-type="string">
            <text:p>Willful Combat</text:p>
          </table:table-cell>
          <table:table-cell table:style-name="ce21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7" office:value-type="string">
            <text:p>Shadow Combat</text:p>
          </table:table-cell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4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7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5-20T17:33:28</dc:date>
    <dc:language>fr-FR</dc:language>
    <meta:editing-cycles>106</meta:editing-cycles>
    <meta:editing-duration>PT123H28M31S</meta:editing-duration>
    <dc:creator>Nicolas Casalini</dc:creator>
    <meta:document-statistic meta:table-count="2" meta:cell-count="132" meta:object-count="0"/>
    <meta:user-defined meta:name="Info 1"/>
    <meta:user-defined meta:name="Info 2"/>
    <meta:user-defined meta:name="Info 3"/>
    <meta:user-defined meta:name="Info 4"/>
  </office:meta>
</office:document-meta>
</file>